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1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8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8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4"/>
        <table:table-column table:style-name="co4" table:default-cell-style-name="ce184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.85</text:p>
          </table:table-cell>
          <table:table-cell office:value-type="float" office:value="0.15" calcext:value-type="float">
            <text:p>0.15</text:p>
          </table:table-cell>
          <table:table-cell table:style-name="ce186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278.46" calcext:value-type="float">
            <text:p>278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.90</text:p>
          </table:table-cell>
          <table:table-cell office:value-type="float" office:value="0.15" calcext:value-type="float">
            <text:p>0.15</text:p>
          </table:table-cell>
          <table:table-cell table:style-name="ce186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107.64" calcext:value-type="float">
            <text:p>108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8" calcext:value-type="float">
            <text:p>-8</text:p>
          </table:table-cell>
          <table:table-cell table:style-name="ce170" table:formula="of:=IF([.E8] &lt; 0;-[.E8]*[.D8];0)" office:value-type="float" office:value="8" calcext:value-type="float">
            <text:p>8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00" table:formula="of:=[.E9]*[.D9]" office:value-type="float" office:value="288" calcext:value-type="float">
            <text:p>288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200" table:formula="of:=[.E10]*[.D10]" office:value-type="float" office:value="-96" calcext:value-type="float">
            <text:p>-96</text:p>
          </table:table-cell>
          <table:table-cell table:style-name="ce170" table:formula="of:=IF([.E10] &lt; 0;-[.E10]*[.D10];0)" office:value-type="float" office:value="96" calcext:value-type="float">
            <text:p>96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по коробці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570.1" calcext:value-type="float">
            <text:p>570</text:p>
          </table:table-cell>
          <table:table-cell table:style-name="ce170" table:formula="of:=SUM([.G5:.G10])" office:value-type="float" office:value="104" calcext:value-type="float">
            <text:p>10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88"/>
          <table:table-cell table:style-name="ce191" table:number-columns-repeated="2"/>
          <table:table-cell table:style-name="ce203"/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18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00" table:formula="of:=[.E13]*[.D13]" office:value-type="float" office:value="48" calcext:value-type="float">
            <text:p>48</text:p>
          </table:table-cell>
          <table:table-cell table:style-name="ce170" table:formula="of:=IF([.E13]&lt; 0;-[.E13]*[.D13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4]*[.D14]" office:value-type="float" office:value="-32" calcext:value-type="float">
            <text:p>-32</text:p>
          </table:table-cell>
          <table:table-cell table:style-name="ce170" table:formula="of:=IF([.E14]&lt; 0;-[.E14]*[.D14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186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00" table:formula="of:=[.E15]*[.D15]" office:value-type="float" office:value="40" calcext:value-type="float">
            <text:p>40</text:p>
          </table:table-cell>
          <table:table-cell table:style-name="ce170" table:formula="of:=IF([.E15]&lt; 0;-[.E15]*[.D15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6]*[.D16]" office:value-type="float" office:value="-32" calcext:value-type="float">
            <text:p>-32</text:p>
          </table:table-cell>
          <table:table-cell table:style-name="ce170" table:formula="of:=IF([.E16]&lt; 0;-[.E16]*[.D16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4"/>
          <table:table-cell table:style-name="ce200" table:formula="of:=SUM([.F11:.F16])" office:value-type="float" office:value="594.1" calcext:value-type="float">
            <text:p>594</text:p>
          </table:table-cell>
          <table:table-cell table:style-name="ce170" table:formula="of:=SUM([.G11:.G16])" office:value-type="float" office:value="168" calcext:value-type="float">
            <text:p>168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/>
          <table:table-cell table:style-name="ce189"/>
          <table:table-cell table:style-name="ce195"/>
          <table:table-cell table:style-name="ce201" table:formula="of:=[.F17]*(1 + [.$J$5]/100)" office:value-type="float" office:value="653.51" calcext:value-type="float">
            <text:p>654</text:p>
          </table:table-cell>
          <table:table-cell table:style-name="ce171" table:formula="of:=[.G17]*(1 + [.$J$5]/100)" office:value-type="float" office:value="184.8" calcext:value-type="float">
            <text:p>18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.85</text:p>
          </table:table-cell>
          <table:table-cell office:value-type="float" office:value="3" calcext:value-type="float">
            <text:p>3.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office:value-type="float" office:value="6.9" calcext:value-type="float">
            <text:p>6.90</text:p>
          </table:table-cell>
          <table:table-cell office:value-type="float" office:value="3" calcext:value-type="float">
            <text:p>3.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</text:p>
          </table:table-cell>
          <table:table-cell office:value-type="float" office:value="0.8" calcext:value-type="float">
            <text:p>0.80</text:p>
          </table:table-cell>
          <table:table-cell office:value-type="float" office:value="1.3" calcext:value-type="float">
            <text:p>1.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.08</text:p>
          </table:table-cell>
          <table:table-cell office:value-type="float" office:value="2.05" calcext:value-type="float">
            <text:p>2.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.45</text:p>
          </table:table-cell>
          <table:table-cell table:formula="of:=6.74-3" office:value-type="float" office:value="3.74" calcext:value-type="float">
            <text:p>3.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.08</text:p>
          </table:table-cell>
          <table:table-cell office:value-type="float" office:value="2.05" calcext:value-type="float">
            <text:p>2.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23:.F32])" office:value-type="float" office:value="6953.2184" calcext:value-type="float">
            <text:p>6953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 table:number-columns-repeated="2"/>
          <table:table-cell table:style-name="ce195"/>
          <table:table-cell table:style-name="ce171" table:formula="of:=[.F33]*(1 + [.$J$5]/100)" office:value-type="float" office:value="7648.54024" calcext:value-type="float">
            <text:p>764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2" calcext:value-type="float">
            <text:p>8.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.70</text:p>
          </table:table-cell>
          <table:table-cell office:value-type="float" office:value="2.6" calcext:value-type="float">
            <text:p>2.60</text:p>
          </table:table-cell>
          <table:table-cell table:formula="of:=[.B39]*[.C39]*[.$J$37]" office:value-type="float" office:value="377.364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754.728" calcext:value-type="float">
            <text:p>755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40]*[.C40]*[.$J$37]" office:value-type="float" office:value="125.788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51.576" calcext:value-type="float">
            <text:p>252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41]*[.C41]*[.$J$37]" office:value-type="float" office:value="125.788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41]*[.D41]" office:value-type="float" office:value="377.364" calcext:value-type="float">
            <text:p>37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</text:p>
          </table:table-cell>
          <table:table-cell office:value-type="float" office:value="0.9" calcext:value-type="float">
            <text:p>0.90</text:p>
          </table:table-cell>
          <table:table-cell table:formula="of:=1.4+0.2" office:value-type="float" office:value="1.6" calcext:value-type="float">
            <text:p>1.60</text:p>
          </table:table-cell>
          <table:table-cell table:formula="of:=[.B42]*[.C42]*[.$J$37]" office:value-type="float" office:value="11.808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E42]*[.D42]" office:value-type="float" office:value="-23.616" calcext:value-type="float">
            <text:p>-2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12" calcext:value-type="float">
            <text:p>1.12</text:p>
          </table:table-cell>
          <table:table-cell table:formula="of:=2.09+0.2" office:value-type="float" office:value="2.29" calcext:value-type="float">
            <text:p>2.29</text:p>
          </table:table-cell>
          <table:table-cell table:formula="of:=[.B43]*[.C43]*[.$J$37]" office:value-type="float" office:value="21.03136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table:formula="of:=[.E43]*[.D43]" office:value-type="float" office:value="-63.09408" calcext:value-type="float">
            <text:p>-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орота</text:p>
          </table:table-cell>
          <table:table-cell office:value-type="float" office:value="2.71" calcext:value-type="float">
            <text:p>2.71</text:p>
          </table:table-cell>
          <table:table-cell office:value-type="float" office:value="2.6" calcext:value-type="float">
            <text:p>2.60</text:p>
          </table:table-cell>
          <table:table-cell table:formula="of:=[.B44]*[.C44]*[.$J$37]" office:value-type="float" office:value="57.7772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table:formula="of:=[.E44]*[.D44]" office:value-type="float" office:value="-115.5544" calcext:value-type="float">
            <text:p>-11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9:.F44])" office:value-type="float" office:value="1181.40352" calcext:value-type="float">
            <text:p>11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45]*(1 + [.B46]/100)" office:value-type="float" office:value="1299.543872" calcext:value-type="float">
            <text:p>1300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46]/[.B47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40x20x6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IV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52]*[.C52]*[.$J$37]" office:value-type="float" office:value="125.788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5.788" calcext:value-type="float">
            <text:p>1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2])" office:value-type="float" office:value="125.788" calcext:value-type="float">
            <text:p>1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53]*(1 +[.B54]/100)" office:value-type="float" office:value="138.3668" calcext:value-type="float">
            <text:p>138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54]/[.B5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.70</text:p>
          </table:table-cell>
          <table:table-cell office:value-type="float" office:value="0.2" calcext:value-type="float">
            <text:p>0.20</text:p>
          </table:table-cell>
          <table:table-cell table:formula="of:=[.B60]*[.C60]*[.$J$58]" office:value-type="float" office:value="35.4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70.8" calcext:value-type="float">
            <text:p>7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61]*[.C61]*[.$J$58]" office:value-type="float" office:value="11.8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23.6" calcext:value-type="float">
            <text:p>24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62]*[.C62]*[.$J$58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2]*[.D62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еремичка вікна</text:p>
          </table:table-cell>
          <table:table-cell office:value-type="float" office:value="1.32" calcext:value-type="float">
            <text:p>1.32</text:p>
          </table:table-cell>
          <table:table-cell office:value-type="float" office:value="0.2" calcext:value-type="float">
            <text:p>0.20</text:p>
          </table:table-cell>
          <table:table-cell table:formula="of:=[.B63]*[.C63]*[.$J$58]" office:value-type="float" office:value="2.64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5.28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еремичка дверей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formula="of:=[.B64]*[.C64]*[.$J$5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64]*[.D64]" office:value-type="float" office:value="9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перемички воріт</text:p>
          </table:table-cell>
          <table:table-cell table:formula="of:=7.55+0.5" office:value-type="float" office:value="8.05" calcext:value-type="float">
            <text:p>8.05</text:p>
          </table:table-cell>
          <table:table-cell office:value-type="float" office:value="0.2" calcext:value-type="float">
            <text:p>0.20</text:p>
          </table:table-cell>
          <table:table-cell table:formula="of:=[.B65]*[.C65]*[.$J$58]" office:value-type="float" office:value="16.1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[.E65]*[.D65]" office:value-type="float" office:value="-16.1" calcext:value-type="float">
            <text:p>-1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5])" office:value-type="float" office:value="127.98" calcext:value-type="float">
            <text:p>1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66]*(1 +[.B67]/100)" office:value-type="float" office:value="140.778" calcext:value-type="float">
            <text:p>141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67]/[.B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40x20x5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IV</text:p>
          </table:table-cell>
          <table:table-cell table:formula="of:=6.5" office:value-type="float" office:value="6.5" calcext:value-type="float">
            <text:p>6.50</text:p>
          </table:table-cell>
          <table:table-cell office:value-type="float" office:value="0.2" calcext:value-type="float">
            <text:p>0.20</text:p>
          </table:table-cell>
          <table:table-cell table:formula="of:=[.B73]*[.C73]*[.$J$5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3]*[.D73]" office:value-type="float" office:value="13" calcext:value-type="float">
            <text:p>1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3:.F73])" office:value-type="float" office:value="13" calcext:value-type="float">
            <text:p>1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[.B75]/100)" office:value-type="float" office:value="14.3" calcext:value-type="float">
            <text:p>14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5" calcext:value-type="float">
            <text:p>45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5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" calcext:value-type="float">
            <text:p>8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еремичка воріт</text:p>
          </table:table-cell>
          <table:table-cell table:formula="of:=7.55+0.5" office:value-type="float" office:value="8.05" calcext:value-type="float">
            <text:p>8.05</text:p>
          </table:table-cell>
          <table:table-cell office:value-type="float" office:value="0.25" calcext:value-type="float">
            <text:p>0.25</text:p>
          </table:table-cell>
          <table:table-cell table:formula="of:=[.B81]*[.C81]*[.$J$79]" office:value-type="float" office:value="16.1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1])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2]*(1 +[.B83]/100)" office:value-type="float" office:value="17.71" calcext:value-type="float">
            <text:p>18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3]/[.B8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81" office:value-type="string" calcext:value-type="string">
            <text:p>Об’єм піддона, м3</text:p>
          </table:table-cell>
          <table:table-cell table:style-name="ce181" office:value-type="string" calcext:value-type="string">
            <text:p>Кількість піддонів або блоків</text:p>
          </table:table-cell>
          <table:table-cell table:style-name="ce181" office:value-type="string" calcext:value-type="string">
            <text:p>Ціна за м3 або блок</text:p>
          </table:table-cell>
          <table:table-cell table:style-name="ce196" office:value-type="string" calcext:value-type="string">
            <text:p>Вартість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96" calcext:value-type="float">
            <text:p>2.20</text:p>
          </table:table-cell>
          <table:table-cell table:style-name="ce184" office:value-type="float" office:value="22" calcext:value-type="float">
            <text:p>22</text:p>
          </table:table-cell>
          <table:table-cell table:style-name="ce192" office:value-type="currency" office:currency="UAH" office:value="1884" calcext:value-type="currency">
            <text:p>1,884 грн.</text:p>
          </table:table-cell>
          <table:table-cell table:style-name="ce197" table:formula="of:=[.B88]*[.C88]*[.D88]" office:value-type="currency" office:currency="UAH" office:value="91019.808" calcext:value-type="currency">
            <text:p>91,02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Блоки AEROC 40x20x60 см</text:p>
          </table:table-cell>
          <table:table-cell office:value-type="float" office:value="1.952" calcext:value-type="float">
            <text:p>1.95</text:p>
          </table:table-cell>
          <table:table-cell table:style-name="ce184" office:value-type="float" office:value="4" calcext:value-type="float">
            <text:p>4</text:p>
          </table:table-cell>
          <table:table-cell table:style-name="ce192" office:value-type="currency" office:currency="UAH" office:value="1884" calcext:value-type="currency">
            <text:p>1,884 грн.</text:p>
          </table:table-cell>
          <table:table-cell table:style-name="ce197" table:formula="of:=[.B89]*[.C89]*[.D89]" office:value-type="currency" office:currency="UAH" office:value="14710.272" calcext:value-type="currency">
            <text:p>14,71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84" table:formula="of:=[.F68]" office:value-type="float" office:value="3" calcext:value-type="float">
            <text:p>3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7" table:formula="of:=[.B90]*[.C90]*[.D90]" office:value-type="currency" office:currency="UAH" office:value="16200" calcext:value-type="currency">
            <text:p>16,20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40x20x50 см</text:p>
          </table:table-cell>
          <table:table-cell/>
          <table:table-cell table:style-name="ce184" office:value-type="float" office:value="15" calcext:value-type="float">
            <text:p>15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1]*[.D91]" office:value-type="currency" office:currency="UAH" office:value="1530" calcext:value-type="currency">
            <text:p>1,53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30x25x50 см</text:p>
          </table:table-cell>
          <table:table-cell/>
          <table:table-cell table:style-name="ce184" office:value-type="float" office:value="20" calcext:value-type="float">
            <text:p>20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2]*[.D92]" office:value-type="currency" office:currency="UAH" office:value="2040" calcext:value-type="currency">
            <text:p>2,040 грн.</text:p>
          </table:table-cell>
          <table:table-cell table:style-name="Default"/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/>
          <table:table-cell table:style-name="ce198" table:formula="of:=SUM([.E88:.E92])" office:value-type="currency" office:currency="UAH" office:value="125500.08" calcext:value-type="currency">
            <text:p>125,500 грн.</text:p>
          </table:table-cell>
          <table:table-cell table:style-name="Default"/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53" calcext:value-type="float">
            <text:p>53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.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08.051515151515" calcext:value-type="float">
            <text:p>108.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33.051515151515" calcext:value-type="float">
            <text:p>133.1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28.3936171366328" calcext:value-type="float">
            <text:p>28.4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8" calcext:value-type="float">
            <text:p>8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220890908589513" calcext:value-type="float">
            <text:p>0.2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1.99075557139283" calcext:value-type="float">
            <text:p>2.0</text:p>
          </table:table-cell>
          <table:table-cell table:number-columns-repeated="9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28.3" calcext:value-type="float">
            <text:p>28.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495562105584928" calcext:value-type="float">
            <text:p>0.5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53.5462363601266" calcext:value-type="float">
            <text:p>53.55</text:p>
          </table:table-cell>
          <table:table-cell table:number-columns-repeated="9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65.9352889997498" calcext:value-type="float">
            <text:p>65.94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8.02182632240695" calcext:value-type="float">
            <text:p>8.0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8" calcext:value-type="float">
            <text:p>8.0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220890908589513" calcext:value-type="float">
            <text:p>0.2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1.99075557139283" calcext:value-type="float">
            <text:p>1.99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Default"/>
          <table:table-cell table:style-name="ce225" office:value-type="string" calcext:value-type="string">
            <text:p>Вікно 1</text:p>
          </table:table-cell>
          <table:table-cell table:style-name="ce225" office:value-type="string" calcext:value-type="string">
            <text:p>Вікно 2</text:p>
          </table:table-cell>
          <table:table-cell table:style-name="ce225" office:value-type="string" calcext:value-type="string">
            <text:p>Вікно 3</text:p>
          </table:table-cell>
          <table:table-cell table:style-name="ce227" office:value-type="string" calcext:value-type="string">
            <text:p>Двері 1</text:p>
          </table:table-cell>
          <table:table-cell table:style-name="ce227" office:value-type="string" calcext:value-type="string">
            <text:p>Двері 2</text:p>
          </table:table-cell>
          <table:table-cell table:style-name="ce225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53" calcext:value-type="float">
            <text:p>53.0</text:p>
          </table:table-cell>
          <table:table-cell table:style-name="ce204" office:value-type="float" office:value="79" calcext:value-type="float">
            <text:p>79.0</text:p>
          </table:table-cell>
          <table:table-cell table:style-name="ce204" office:value-type="float" office:value="144" calcext:value-type="float">
            <text:p>144.0</text:p>
          </table:table-cell>
          <table:table-cell table:style-name="ce204" office:value-type="float" office:value="108" calcext:value-type="float">
            <text:p>108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204" office:value-type="float" office:value="3.3" calcext:value-type="float">
            <text:p>3.3</text:p>
          </table:table-cell>
          <table:table-cell table:style-name="ce204" office:value-type="float" office:value="5" calcext:value-type="float">
            <text:p>5.0</text:p>
          </table:table-cell>
          <table:table-cell table:style-name="ce204" office:value-type="float" office:value="9" calcext:value-type="float">
            <text:p>9.0</text:p>
          </table:table-cell>
          <table:table-cell table:style-name="ce204" office:value-type="float" office:value="12.4" calcext:value-type="float">
            <text:p>12.4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2" calcext:value-type="float">
            <text:p>0.2</text:p>
          </table:table-cell>
          <table:table-cell table:style-name="ce204" office:value-type="float" office:value="0.78" calcext:value-type="float">
            <text:p>0.8</text:p>
          </table:table-cell>
          <table:table-cell table:style-name="ce204" office:value-type="float" office:value="0.4" calcext:value-type="float">
            <text:p>0.4</text:p>
          </table:table-cell>
          <table:table-cell table:style-name="ce204" office:value-type="float" office:value="0.5" calcext:value-type="float">
            <text:p>0.5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office:value-type="float" office:value="2.05" calcext:value-type="float">
            <text:p>2.1</text:p>
          </table:table-cell>
          <table:table-cell table:style-name="ce204" office:value-type="float" office:value="1.1" calcext:value-type="float">
            <text:p>1.1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204" office:value-type="float" office:value="28.3" calcext:value-type="float">
            <text:p>28.3</text:p>
          </table:table-cell>
          <table:table-cell table:style-name="ce204" office:value-type="float" office:value="30" calcext:value-type="float">
            <text:p>30.0</text:p>
          </table:table-cell>
          <table:table-cell table:style-name="ce204" office:value-type="float" office:value="34" calcext:value-type="float">
            <text:p>34.0</text:p>
          </table:table-cell>
          <table:table-cell table:style-name="ce204" office:value-type="float" office:value="37.4" calcext:value-type="float">
            <text:p>37.4</text:p>
          </table:table-cell>
          <table:table-cell table:style-name="ce204" table:number-columns-repeated="6"/>
        </table:table-row>
        <table:table-row table:style-name="ro4" table:number-rows-repeated="104853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Пройом" table:style-name="ta1"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.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.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.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.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19:36:41.360765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3-28T01:12:44.003209291</dc:date>
    <dc:creator>Віталій Євтушенко</dc:creator>
    <meta:editing-duration>P2DT7H55M10S</meta:editing-duration>
    <meta:editing-cycles>75</meta:editing-cycles>
    <meta:generator>LibreOffice/6.2.8.2$Linux_X86_64 LibreOffice_project/20$Build-2</meta:generator>
    <meta:document-statistic meta:table-count="3" meta:cell-count="483" meta:object-count="0"/>
  </office:meta>
</office:document-meta>
</file>